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5A192AD0326D8F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6.094cm, 2.478cm, 7.307cm, 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23.499cm" svg:height="5.299cm" svg:x="3.3cm" svg:y="7.3cm">
          <draw:image xlink:href="Pictures/1000000000000556000003005A192AD0326D8F1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1T21:39:36.031515582</meta:creation-date>
    <dc:date>2020-06-01T21:52:56.600253254</dc:date>
    <meta:editing-duration>PT13M20S</meta:editing-duration>
    <meta:editing-cycles>1</meta:editing-cycles>
    <meta:document-statistic meta:object-count="1"/>
    <meta:generator>LibreOffice/6.0.7.3$Linux_X86_64 LibreOffice_project/00m0$Build-3</meta:generator>
  </office:meta>
</office:document-meta>
</file>